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8mm"/>
    </style:style>
    <style:style style:name="co2" style:family="table-column">
      <style:table-column-properties fo:break-before="auto" style:column-width="26.39mm"/>
    </style:style>
    <style:style style:name="co3" style:family="table-column">
      <style:table-column-properties fo:break-before="auto" style:column-width="12.17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oping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ural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oil</text:p>
          </table:table-cell>
          <table:table-cell office:value-type="float" office:value="11887" calcext:value-type="float">
            <text:p>11887</text:p>
          </table:table-cell>
          <table:table-cell office:value-type="string" calcext:value-type="string">
            <text:p>oils</text:p>
          </table:table-cell>
          <table:table-cell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salt</text:p>
          </table:table-cell>
          <table:table-cell office:value-type="float" office:value="11696" calcext:value-type="float">
            <text:p>11696</text:p>
          </table:table-cell>
          <table:table-cell office:value-type="string" calcext:value-type="string">
            <text:p>salts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sugar</text:p>
          </table:table-cell>
          <table:table-cell office:value-type="float" office:value="9121" calcext:value-type="float">
            <text:p>9121</text:p>
          </table:table-cell>
          <table:table-cell office:value-type="string" calcext:value-type="string">
            <text:p>sugars</text:p>
          </table:table-cell>
          <table:table-cell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pepper</text:p>
          </table:table-cell>
          <table:table-cell office:value-type="float" office:value="8287" calcext:value-type="float">
            <text:p>8287</text:p>
          </table:table-cell>
          <table:table-cell office:value-type="string" calcext:value-type="string">
            <text:p>peppers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olive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olives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juice</text:p>
          </table:table-cell>
          <table:table-cell office:value-type="float" office:value="6987" calcext:value-type="float">
            <text:p>6987</text:p>
          </table:table-cell>
          <table:table-cell office:value-type="string" calcext:value-type="string">
            <text:p>juices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butter</text:p>
          </table:table-cell>
          <table:table-cell office:value-type="float" office:value="6961" calcext:value-type="float">
            <text:p>6961</text:p>
          </table:table-cell>
          <table:table-cell office:value-type="string" calcext:value-type="string">
            <text:p>butters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arlic</text:p>
          </table:table-cell>
          <table:table-cell office:value-type="float" office:value="6519" calcext:value-type="float">
            <text:p>6519</text:p>
          </table:table-cell>
          <table:table-cell office:value-type="string" calcext:value-type="string">
            <text:p>garlics</text:p>
          </table:table-cell>
          <table:table-cell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onion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onions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lemon</text:p>
          </table:table-cell>
          <table:table-cell office:value-type="float" office:value="5882" calcext:value-type="float">
            <text:p>5882</text:p>
          </table:table-cell>
          <table:table-cell office:value-type="string" calcext:value-type="string">
            <text:p>lemons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love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cloves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leaf</text:p>
          </table:table-cell>
          <table:table-cell office:value-type="float" office:value="5796" calcext:value-type="float">
            <text:p>5796</text:p>
          </table:table-cell>
          <table:table-cell office:value-type="string" calcext:value-type="string">
            <text:p>leaves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egg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eggs</text:p>
          </table:table-cell>
          <table:table-cell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water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waters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cream</text:p>
          </table:table-cell>
          <table:table-cell office:value-type="float" office:value="4762" calcext:value-type="float">
            <text:p>4762</text:p>
          </table:table-cell>
          <table:table-cell office:value-type="string" calcext:value-type="string">
            <text:p>creams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black</text:p>
          </table:table-cell>
          <table:table-cell office:value-type="float" office:value="4727" calcext:value-type="float">
            <text:p>4727</text:p>
          </table:table-cell>
          <table:table-cell office:value-type="string" calcext:value-type="string">
            <text:p>blacks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flour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flours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hicken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chickens</text:p>
          </table:table-cell>
          <table:table-cell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vinegar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vinegars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heese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cheeses</text:p>
          </table:table-cell>
          <table:table-cell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vegetable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wine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wines</text:p>
          </table:table-cell>
          <table:table-cell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string" calcext:value-type="string">
            <text:p>tomato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tomatoes</text:p>
          </table:table-cell>
          <table:table-cell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orange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oranges</text:p>
          </table:table-cell>
          <table:table-cell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sauce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sauces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parsley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parsleys</text:p>
          </table:table-cell>
          <table:table-cell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seed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seeds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broth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broths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milk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milks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lime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limes</text:p>
          </table:table-cell>
          <table:table-cell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vanilla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vanillas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ginger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gingers</text:p>
          </table:table-cell>
          <table:table-cell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string" calcext:value-type="string">
            <text:p>thyme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thymes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hilli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chillies</text:p>
          </table:table-cell>
          <table:table-cell office:value-type="string" calcext:value-type="string">
            <text:p>chile, chiles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rice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rices</text:p>
          </table:table-cell>
          <table:table-cell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mustard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mustards</text:p>
          </table:table-cell>
          <table:table-cell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potato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potatoes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ilantro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cilantros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innamo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cinnamons</text:p>
          </table:table-cell>
          <table:table-cell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shallo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hallots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ean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beans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rrot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carrots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read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breads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extract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extracts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peel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peels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elery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eleries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pple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apples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asil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basils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mint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mints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ice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ices</text:p>
          </table:table-cell>
          <table:table-cell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string" calcext:value-type="string">
            <text:p>zest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zests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cumi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cumins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corn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corns</text:p>
          </table:table-cell>
          <table:table-cell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mushroom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mushrooms</text:p>
          </table:table-cell>
          <table:table-cell/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string" calcext:value-type="string">
            <text:p>wedge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wedg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lmond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almonds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ay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bays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honey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oneys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parmesan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parmesans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eef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beefs</text:p>
          </table:table-cell>
          <table:table-cell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yolk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yolks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soy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oys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rosemary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rosemarys</text:p>
          </table:table-cell>
          <table:table-cell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rib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ribs</text:p>
          </table:table-cell>
          <table:table-cell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scallion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scallions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fat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fats</text:p>
          </table:table-cell>
          <table:table-cell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string" calcext:value-type="string">
            <text:p>syrup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yrups</text:p>
          </table:table-cell>
          <table:table-cell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sesame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sesames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hive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hives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herry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cherries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fennel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fennels</text:p>
          </table:table-cell>
          <table:table-cell/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pork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porks</text:p>
          </table:table-cell>
          <table:table-cell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oregan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oreganos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oconut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coconuts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yenne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cayennes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coriander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orianders</text:p>
          </table:table-cell>
          <table:table-cell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string" calcext:value-type="string">
            <text:p>yogur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yogurts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con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bacons</text:p>
          </table:table-cell>
          <table:table-cell/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string" calcext:value-type="string">
            <text:p>turkey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turkeys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ider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ciders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jalapeno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jalapenoes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stock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stocks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mayonnais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yonnaises</text:p>
          </table:table-cell>
          <table:table-cell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soda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sodas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plum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plum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nutme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nutmegs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alsamic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balsamics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walnut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walnuts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pea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peas</text:p>
          </table:table-cell>
          <table:table-cell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sherry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sherries</text:p>
          </table:table-cell>
          <table:table-cell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paprika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aprikas</text:p>
          </table:table-cell>
          <table:table-cell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shrimp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hrimps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ornstarch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ornstarches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peppercor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eppercorns</text:p>
          </table:table-cell>
          <table:table-cell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string" calcext:value-type="string">
            <text:p>tarragon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ragons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ill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dills</text:p>
          </table:table-cell>
          <table:table-cell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raspberry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raspberries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cucumber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cucumbers</text:p>
          </table:table-cell>
          <table:table-cell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sage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ages</text:p>
          </table:table-cell>
          <table:table-cell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size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izes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grain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ains</text:p>
          </table:table-cell>
          <table:table-cell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string" calcext:value-type="string">
            <text:p>steak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teaks</text:p>
          </table:table-cell>
          <table:table-cell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spinach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pinachs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bone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bones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cranberry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ranberries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raisin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raisins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strawberry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strawberries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randy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randies</text:p>
          </table:table-cell>
          <table:table-cell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peanut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eanu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buttermilk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buttermilks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lamb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lambs</text:p>
          </table:table-cell>
          <table:table-cell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sausage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sausages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leek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leeks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prico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pricots</text:p>
          </table:table-cell>
          <table:table-cell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nu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uts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fish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fishes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pecan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pecans</text:p>
          </table:table-cell>
          <table:table-cell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rum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rums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lspice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llspices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lettuce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ettuces</text:p>
          </table:table-cell>
          <table:table-cell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string" calcext:value-type="string">
            <text:p>zucchini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zucchinis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rugula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rugulas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cornmea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ornmeals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pear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pears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bbag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bbages</text:p>
          </table:table-cell>
          <table:table-cell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string" calcext:value-type="string">
            <text:p>squash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quashes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liqueur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liqueurs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pineappl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pineapples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per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apers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curry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urries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nchovy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nchovies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vocado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vocados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goa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oats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heddar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heddars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pastry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pastries</text:p>
          </table:table-cell>
          <table:table-cell/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salmon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salmons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nol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canolas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mango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ango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maple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aples</text:p>
          </table:table-cell>
          <table:table-cell/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string" calcext:value-type="string">
            <text:p>tortill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ortillas</text:p>
          </table:table-cell>
          <table:table-cell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radish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adishes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is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nises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readcrumb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readcrumbs</text:p>
          </table:table-cell>
          <table:table-cell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pin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ines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serrano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serranos</text:p>
          </table:table-cell>
          <table:table-cell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spice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spices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ke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cakes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rdam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rdamoms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offee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offees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confectionery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onfectioneries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la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lams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oco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ocoas</text:p>
          </table:table-cell>
          <table:table-cell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shiitak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hiitakes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fet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etas</text:p>
          </table:table-cell>
          <table:table-cell/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string" calcext:value-type="string">
            <text:p>worcestershire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worcestershires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peach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eaches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noodle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oodles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kalamat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kalamatas</text:p>
          </table:table-cell>
          <table:table-cell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whea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wheats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ham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ams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herb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erbs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brin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rines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hazelnu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zelnuts</text:p>
          </table:table-cell>
          <table:table-cell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string" calcext:value-type="string">
            <text:p>roo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roots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eggplan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ggplants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ee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eets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dough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oughs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mozzarell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ozzarellas</text:p>
          </table:table-cell>
          <table:table-cell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string" calcext:value-type="string">
            <text:p>turmeric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turmerics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horseradish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horseradishes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hipotl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hipotles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cooki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ookies</text:p>
          </table:table-cell>
          <table:table-cell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ricott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icottas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pumpki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umpkins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curran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currants</text:p>
          </table:table-cell>
          <table:table-cell/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string" calcext:value-type="string">
            <text:p>tenderloi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nderloins</text:p>
          </table:table-cell>
          <table:table-cell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pistachio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istachios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lueberry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lueberries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molass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olasses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anan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ananas</text:p>
          </table:table-cell>
          <table:table-cell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parmigiano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parmigianos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mea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eats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hear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earts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sparagu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sparagus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frui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ui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gi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gins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scallop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callops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uett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aguettes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broccoli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occolis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kernel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kernels</text:p>
          </table:table-cell>
          <table:table-cell/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watercres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atercress</text:p>
          </table:table-cell>
          <table:table-cell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veal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veals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grap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grapes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neck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ecks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lackberr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lackberries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butternu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utternuts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erry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erries</text:p>
          </table:table-cell>
          <table:table-cell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romain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omaines</text:p>
          </table:table-cell>
          <table:table-cell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yeas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yeasts</text:p>
          </table:table-cell>
          <table:table-cell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oyster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oysters</text:p>
          </table:table-cell>
          <table:table-cell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oa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ats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gelati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gelatins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rtichok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rtichokes</text:p>
          </table:table-cell>
          <table:table-cell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saffro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affrons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kal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kales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fi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gs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marjo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rjorams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hampagn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mpagnes</text:p>
          </table:table-cell>
          <table:table-cell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prosciutto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rosciuttos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rack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rackers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parsnip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rsnips</text:p>
          </table:table-cell>
          <table:table-cell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pomegranat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omegranates</text:p>
          </table:table-cell>
          <table:table-cell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sals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alsas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grapefrui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rapefruits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itt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itters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jam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jams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string" calcext:value-type="string">
            <text:p>sprou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prouts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gible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giblets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prun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runes</text:p>
          </table:table-cell>
          <table:table-cell/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string" calcext:value-type="string">
            <text:p>tun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unas</text:p>
          </table:table-cell>
          <table:table-cell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vermouth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vermouths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hickpe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hickpea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na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ams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orienta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oriental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ketchu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ketchups</text:p>
          </table:table-cell>
          <table:table-cell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por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orts</text:p>
          </table:table-cell>
          <table:table-cell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slic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lices</text:p>
          </table:table-cell>
          <table:table-cell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string" calcext:value-type="string">
            <text:p>tabasco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abascos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lemongras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emongrass</text:p>
          </table:table-cell>
          <table:table-cell/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string" calcext:value-type="string">
            <text:p>te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eas</text:p>
          </table:table-cell>
          <table:table-cell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pit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itas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uliflow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auliflowers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duck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ucks</text:p>
          </table:table-cell>
          <table:table-cell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roll</text:p>
          </table:table-cell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roll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as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ss</text:p>
          </table:table-cell>
          <table:table-cell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string" calcext:value-type="string">
            <text:p>turni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urnips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concentra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ncentrates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espresso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spressos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win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ings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pear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earls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ob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dobos</text:p>
          </table:table-cell>
          <table:table-cell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vodk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odkas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porcini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orcinis</text:p>
          </table:table-cell>
          <table:table-cell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string" calcext:value-type="string">
            <text:p>tai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ails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halibu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alibuts</text:p>
          </table:table-cell>
          <table:table-cell/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ya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yams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hestnu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hestnuts</text:p>
          </table:table-cell>
          <table:table-cell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pancett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ancettas</text:p>
          </table:table-cell>
          <table:table-cell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sandwic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andwichs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tarta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artars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lad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lades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muss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ussels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huck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hucks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monterey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ontereys</text:p>
          </table:table-cell>
          <table:table-cell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poblan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oblanos</text:p>
          </table:table-cell>
          <table:table-cell/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tomatill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omatillos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o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ds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necta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ectars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pecorino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ecorinos</text:p>
          </table:table-cell>
          <table:table-cell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spaghetti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paghettis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ognac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gnacs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lenti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entils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lingu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inguines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lub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lubs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couscou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uscouss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shank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hanks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endiv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ndives</text:p>
          </table:table-cell>
          <table:table-cell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pank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nkos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har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hards</text:p>
          </table:table-cell>
          <table:table-cell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radicchi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adicchios</text:p>
          </table:table-cell>
          <table:table-cell/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string" calcext:value-type="string">
            <text:p>tofu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ofus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e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ers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marni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arniers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pen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ennes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crimini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iminis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knif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knifes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shew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shews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jel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ellys</text:p>
          </table:table-cell>
          <table:table-cell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pizz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zzas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crabmea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rabmeats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mis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sos</text:p>
          </table:table-cell>
          <table:table-cell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vin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ines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kidne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idneys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lobst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obsters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grapesee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rapeseeds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mel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elons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montrache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ontrachets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muffi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ffins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nnellini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nnellinis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hutney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utneys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raway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aways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o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ms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tequil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equil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00:05:18.481000000</dc:date>
    <meta:editing-duration>PT10M5S</meta:editing-duration>
    <meta:editing-cycles>1</meta:editing-cycles>
    <meta:document-statistic meta:table-count="1" meta:cell-count="1176" meta:object-count="0"/>
    <meta:generator>LibreOffice/5.4.1.2$Windows_X86_64 LibreOffice_project/ea7cb86e6eeb2bf3a5af73a8f7777ac570321527</meta:generator>
  </office:meta>
</office:document-meta>
</file>